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8" style:family="paragraph" style:parent-style-name="Table_20_Contents">
      <style:text-properties fo:font-style="normal" officeooo:rsid="0011cc2b" officeooo:paragraph-rsid="001e38e2" style:font-style-asian="normal" style:font-style-complex="normal"/>
    </style:style>
    <style:style style:name="P9" style:family="paragraph" style:parent-style-name="Table_20_Contents">
      <style:text-properties officeooo:rsid="000cf989" officeooo:paragraph-rsid="0021668b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officeooo:rsid="000cf989" officeooo:paragraph-rsid="0021668b"/>
    </style:style>
    <style:style style:name="P13" style:family="paragraph" style:parent-style-name="Standard" style:list-style-name="L1">
      <style:text-properties officeooo:rsid="000e27c0" officeooo:paragraph-rsid="00147cfd"/>
    </style:style>
    <style:style style:name="P14" style:family="paragraph" style:parent-style-name="Azione_20_sistema">
      <style:text-properties officeooo:rsid="0015e382" officeooo:paragraph-rsid="0015e382"/>
    </style:style>
    <style:style style:name="P15" style:family="paragraph" style:parent-style-name="Azione_20_sistema">
      <style:paragraph-properties fo:margin-left="2.611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P16" style:family="paragraph" style:parent-style-name="Azione_20_attore">
      <style:text-properties fo:font-weight="normal" officeooo:rsid="0015e382" officeooo:paragraph-rsid="000cf989" style:font-weight-asian="normal" style:font-weight-complex="normal"/>
    </style:style>
    <style:style style:name="P17" style:family="paragraph" style:parent-style-name="Azione_20_attore" style:list-style-name="Numerazione_20_UC">
      <style:paragraph-properties>
        <style:tab-stops/>
      </style:paragraph-properties>
      <style:text-properties officeooo:rsid="001bdb2c" officeooo:paragraph-rsid="00211119"/>
    </style:style>
    <style:style style:name="P18" style:family="paragraph" style:parent-style-name="Azione_20_attore" style:list-style-name="Numerazione_20_UC">
      <style:text-properties officeooo:rsid="0015e382" officeooo:paragraph-rsid="00211119"/>
    </style:style>
    <style:style style:name="P19" style:family="paragraph" style:parent-style-name="Azione_20_attore" style:list-style-name="">
      <style:text-properties officeooo:rsid="000cf989" officeooo:paragraph-rsid="000cf989"/>
    </style:style>
    <style:style style:name="T1" style:family="text">
      <style:text-properties fo:font-weight="bold" officeooo:rsid="001e38e2" style:font-weight-asian="bold" style:font-weight-complex="bold"/>
    </style:style>
    <style:style style:name="T2" style:family="text">
      <style:text-properties officeooo:rsid="000ad213"/>
    </style:style>
    <style:style style:name="T3" style:family="text">
      <style:text-properties officeooo:rsid="0014a617"/>
    </style:style>
    <style:style style:name="T4" style:family="text">
      <style:text-properties officeooo:rsid="00185656"/>
    </style:style>
    <style:style style:name="T5" style:family="text">
      <style:text-properties officeooo:rsid="001a4f08"/>
    </style:style>
    <style:style style:name="T6" style:family="text">
      <style:text-properties officeooo:rsid="001bdb2c"/>
    </style:style>
    <style:style style:name="T7" style:family="text">
      <style:text-properties officeooo:rsid="001e38e2"/>
    </style:style>
    <style:style style:name="T8" style:family="text">
      <style:text-properties officeooo:rsid="002021c4"/>
    </style:style>
    <style:style style:name="T9" style:family="text">
      <style:text-properties fo:font-style="normal" officeooo:rsid="0011cc2b" style:font-style-asian="normal" style:font-style-complex="normal"/>
    </style:style>
    <style:style style:name="T10" style:family="text">
      <style:text-properties fo:font-style="normal" officeooo:rsid="001a4f08" style:font-style-asian="normal" style:font-style-complex="normal"/>
    </style:style>
    <style:style style:name="T11" style:family="text">
      <style:text-properties officeooo:rsid="00211119"/>
    </style:style>
    <style:style style:name="T12" style:family="text">
      <style:text-properties officeooo:rsid="0025720b"/>
    </style:style>
    <style:style style:name="T13" style:family="text">
      <style:text-properties officeooo:rsid="0010332d"/>
    </style:style>
    <style:style style:name="T14" style:family="text">
      <style:text-properties officeooo:rsid="00290439"/>
    </style:style>
    <style:style style:name="T15" style:family="text">
      <style:text-properties officeooo:rsid="0015e382"/>
    </style:style>
    <style:style style:name="T16" style:family="text">
      <style:text-properties officeooo:rsid="0027638a"/>
    </style:style>
    <style:style style:name="T17" style:family="text">
      <style:text-properties officeooo:rsid="002302e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Educatore </text:span><text:span text:style-name="T6">Modifica</text:span><text:span text:style-name="T3"> </text:span><text:span text:style-name="T5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<text:span text:style-name="T17">Educatore</text:span> accede al sistema e viene riconosciuto come <text:span text:style-name="T5">Educatore Didattico</text:span></text:p>
            <text:p text:style-name="P8"><text:span text:style-name="T7">L'</text:span><text:span text:style-name="T17">Educatore </text:span><text:span text:style-name="T7">visualizza lo storico (Include V</text:span><text:span text:style-name="T1">isualizza Storico Registro</text:span><text:span text:style-name="T7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445302" text:style-name="Numerazione_20_UC">
              <text:list-header>
                <text:p text:style-name="P16"/>
              </text:list-header>
              <text:list-item text:start-value="1">
                <text:p text:style-name="P17">L'<text:span text:style-name="T9"> </text:span><text:span text:style-name="T10">Educatore Didattico</text:span> seleziona la funzionalità modifica relativa all'attività da modificare</text:p>
              </text:list-item>
              <text:list-item>
                <text:p text:style-name="P15">Il sistema mostra la finestra con l'attività da modificare</text:p>
              </text:list-item>
              <text:list-item>
                <text:p text:style-name="P17">L<text:span text:style-name="T11">'</text:span><text:span text:style-name="T9"> </text:span><text:span text:style-name="T10">Educatore Didattico </text:span>modifica i campi</text:p>
              </text:list-item>
              <text:list-item>
                <text:p text:style-name="P18">L'<text:span text:style-name="T9"> </text:span><text:span text:style-name="T10">Educatore Didattico</text:span> sottomette <text:span text:style-name="T5">l'attività</text:span></text:p>
              </text:list-item>
              <text:list-item>
                <text:p text:style-name="P14">Il sistema memorizza <text:span text:style-name="T5">l'attività</text:span></text:p>
              </text:list-item>
            </text:list>
            <text:p text:style-name="P19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<text:span text:style-name="T13">L'educatore didatti</text:span><text:span text:style-name="T12">co</text:span><text:span text:style-name="T13"> </text:span><text:span text:style-name="T15">ha inserito </text:span><text:span text:style-name="T16">l'attività</text:span><text:span text:style-name="T13"> </text:span><text:span text:style-name="T15">correttamente, ha confermato l' operazione e il sistema ha aggiornato l'elenco </text:span><text:span text:style-name="T13">dei questionari.</text:span></text:p>
            <text:p text:style-name="P12"><text:span text:style-name="T6">L'</text:span><text:span text:style-name="T12">educatore didattico</text:span><text:span text:style-name="T13"> </text:span><text:span text:style-name="T6">ha annullato l' operazione <text:s/>e il sistema non ha aggiornato l'elenco </text:span><text:span text:style-name="T13">de</text:span><text:span text:style-name="T14">lle attività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5444164" text:style-name="L1">
              <text:list-item>
                <text:p text:style-name="P13">Nel caso di un errore utente, il sistema mostra all’utente un messaggio di errore che 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11"/>
      <text:p text:style-name="P5"><text:span text:style-name="T4">UC_H_</text:span><text:span text:style-name="T5">5</text:span><text:span text:style-name="T6">6</text:span><text:span text:style-name="T4">_</text:span><text:span text:style-name="T8">educatore_</text:span><text:span text:style-name="T6">modifica</text:span><text:span text:style-name="T4">_</text:span><text:span text:style-name="T5">attività_registro</text:span><text:span text:style-name="T4">: </text:span><text:span text:style-name="T8">Educatore </text:span><text:span text:style-name="T6">Modifica</text:span><text:span text:style-name="T3"> </text:span><text:span text:style-name="T5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37S</meta:editing-duration>
    <meta:editing-cycles>25</meta:editing-cycles>
    <meta:generator>LibreOffice/3.6$Windows_x86 LibreOffice_project/da8c1e6-fd468f4-454e206-f42a4a9-143cfd</meta:generator>
    <dc:date>2012-11-20T15:35:39.93</dc:date>
    <meta:document-statistic meta:table-count="1" meta:image-count="0" meta:object-count="0" meta:page-count="1" meta:paragraph-count="23" meta:word-count="144" meta:character-count="1057" meta:non-whitespace-character-count="941"/>
  </office:meta>
</office:document-meta>
</file>